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l" fo:country="GR"/>
    </style:style>
    <style:style style:name="P2" style:parent-style-name="Standard" style:family="paragraph">
      <style:text-properties fo:language="el" fo:country="GR"/>
    </style:style>
    <style:style style:name="T3" style:parent-style-name="DefaultParagraphFont" style:family="text">
      <style:text-properties fo:language="el" fo:country="GR"/>
    </style:style>
    <style:style style:name="T4" style:parent-style-name="DefaultParagraphFont" style:family="text">
      <style:text-properties fo:language="el" fo:country="GR"/>
    </style:style>
    <style:style style:name="T5" style:parent-style-name="DefaultParagraphFont" style:family="text">
      <style:text-properties fo:language="el" fo:country="GR"/>
    </style:style>
    <style:style style:name="P6" style:parent-style-name="Standard" style:family="paragraph">
      <style:text-properties fo:language="el" fo:country="GR"/>
    </style:style>
    <style:style style:name="P7" style:parent-style-name="Standard" style:family="paragraph">
      <style:text-properties fo:language="el" fo:country="GR"/>
    </style:style>
    <style:style style:name="P8" style:parent-style-name="Standard" style:family="paragraph">
      <style:text-properties fo:language="el" fo:country="GR"/>
    </style:style>
    <style:style style:name="P9" style:parent-style-name="Standard" style:family="paragraph">
      <style:text-properties fo:language="el" fo:country="GR"/>
    </style:style>
    <style:style style:name="T10" style:parent-style-name="DefaultParagraphFont" style:family="text">
      <style:text-properties fo:language="el" fo:country="GR"/>
    </style:style>
    <style:style style:name="T11" style:parent-style-name="DefaultParagraphFont" style:family="text">
      <style:text-properties fo:language="el" fo:country="GR"/>
    </style:style>
    <style:style style:name="T12" style:parent-style-name="DefaultParagraphFont" style:family="text">
      <style:text-properties fo:language="el" fo:country="GR"/>
    </style:style>
    <style:style style:name="T13" style:parent-style-name="DefaultParagraphFont" style:family="text">
      <style:text-properties fo:language="el" fo:country="GR"/>
    </style:style>
    <style:style style:name="P14" style:parent-style-name="Standard" style:family="paragraph">
      <style:text-properties fo:language="el" fo:country="GR"/>
    </style:style>
    <style:style style:name="P15" style:parent-style-name="Standard" style:family="paragraph">
      <style:text-properties fo:language="el" fo:country="GR"/>
    </style:style>
    <style:style style:name="P16" style:parent-style-name="Standard" style:family="paragraph">
      <style:text-properties fo:language="el" fo:country="GR"/>
    </style:style>
    <style:style style:name="P17" style:parent-style-name="Standard" style:family="paragraph">
      <style:text-properties fo:language="el" fo:country="GR"/>
    </style:style>
    <style:style style:name="T18" style:parent-style-name="DefaultParagraphFont" style:family="text">
      <style:text-properties fo:language="el" fo:country="GR"/>
    </style:style>
    <style:style style:name="T19" style:parent-style-name="DefaultParagraphFont" style:family="text">
      <style:text-properties fo:language="el" fo:country="GR"/>
    </style:style>
    <style:style style:name="T20" style:parent-style-name="DefaultParagraphFont" style:family="text">
      <style:text-properties fo:language="el" fo:country="GR"/>
    </style:style>
    <style:style style:name="T21" style:parent-style-name="DefaultParagraphFont" style:family="text">
      <style:text-properties fo:language="el" fo:country="GR"/>
    </style:style>
    <style:style style:name="P22" style:parent-style-name="Standard" style:family="paragraph">
      <style:text-properties fo:language="el" fo:country="GR"/>
    </style:style>
    <style:style style:name="T23" style:parent-style-name="DefaultParagraphFont" style:family="text">
      <style:text-properties fo:language="el" fo:country="GR"/>
    </style:style>
    <style:style style:name="T24" style:parent-style-name="DefaultParagraphFont" style:family="text">
      <style:text-properties fo:language="el" fo:country="GR"/>
    </style:style>
    <style:style style:name="T25" style:parent-style-name="DefaultParagraphFont" style:family="text">
      <style:text-properties fo:language="el" fo:country="GR"/>
    </style:style>
    <style:style style:name="T26" style:parent-style-name="DefaultParagraphFont" style:family="text">
      <style:text-properties fo:language="el" fo:country="GR"/>
    </style:style>
    <style:style style:name="T27" style:parent-style-name="DefaultParagraphFont" style:family="text">
      <style:text-properties fo:language="el" fo:country="GR"/>
    </style:style>
    <style:style style:name="T28" style:parent-style-name="DefaultParagraphFont" style:family="text">
      <style:text-properties fo:language="el" fo:country="GR"/>
    </style:style>
    <style:style style:name="T29" style:parent-style-name="DefaultParagraphFont" style:family="text">
      <style:text-properties fo:language="el" fo:country="GR"/>
    </style:style>
    <style:style style:name="T30" style:parent-style-name="DefaultParagraphFont" style:family="text">
      <style:text-properties fo:language="el" fo:country="GR"/>
    </style:style>
    <style:style style:name="P31" style:parent-style-name="Standard" style:family="paragraph">
      <style:text-properties fo:language="el" fo:country="GR"/>
    </style:style>
    <style:style style:name="T32" style:parent-style-name="DefaultParagraphFont" style:family="text">
      <style:text-properties fo:language="el" fo:country="GR"/>
    </style:style>
    <style:style style:name="T33" style:parent-style-name="DefaultParagraphFont" style:family="text">
      <style:text-properties fo:language="el" fo:country="GR"/>
    </style:style>
    <style:style style:name="T34" style:parent-style-name="DefaultParagraphFont" style:family="text">
      <style:text-properties fo:language="el" fo:country="GR"/>
    </style:style>
    <style:style style:name="T35" style:parent-style-name="DefaultParagraphFont" style:family="text">
      <style:text-properties fo:language="el" fo:country="GR"/>
    </style:style>
    <style:style style:name="P36" style:parent-style-name="Standard" style:family="paragraph">
      <style:text-properties fo:language="el" fo:country="GR"/>
    </style:style>
    <style:style style:name="P37" style:parent-style-name="Standard" style:family="paragraph">
      <style:text-properties fo:language="el" fo:country="GR"/>
    </style:style>
    <style:style style:name="T38" style:parent-style-name="DefaultParagraphFont" style:family="text">
      <style:text-properties fo:language="el" fo:country="GR"/>
    </style:style>
    <style:style style:name="T39" style:parent-style-name="DefaultParagraphFont" style:family="text">
      <style:text-properties fo:language="el" fo:country="GR"/>
    </style:style>
    <style:style style:name="T40" style:parent-style-name="DefaultParagraphFont" style:family="text">
      <style:text-properties fo:language="el" fo:country="GR"/>
    </style:style>
    <style:style style:name="T41" style:parent-style-name="DefaultParagraphFont" style:family="text">
      <style:text-properties fo:language="el" fo:country="GR"/>
    </style:style>
    <style:style style:name="T42" style:parent-style-name="DefaultParagraphFont" style:family="text">
      <style:text-properties fo:language="el" fo:country="GR"/>
    </style:style>
    <style:style style:name="T43" style:parent-style-name="DefaultParagraphFont" style:family="text">
      <style:text-properties fo:language="el" fo:country="GR"/>
    </style:style>
    <style:style style:name="T44" style:parent-style-name="DefaultParagraphFont" style:family="text">
      <style:text-properties fo:language="el" fo:country="GR"/>
    </style:style>
    <style:style style:name="T45" style:parent-style-name="DefaultParagraphFont" style:family="text">
      <style:text-properties fo:language="el" fo:country="GR"/>
    </style:style>
    <style:style style:name="T46" style:parent-style-name="DefaultParagraphFont" style:family="text">
      <style:text-properties fo:language="el" fo:country="GR"/>
    </style:style>
    <style:style style:name="T47" style:parent-style-name="DefaultParagraphFont" style:family="text">
      <style:text-properties fo:language="el" fo:country="GR"/>
    </style:style>
    <style:style style:name="P48" style:parent-style-name="Standard" style:family="paragraph">
      <style:text-properties fo:language="el" fo:country="GR"/>
    </style:style>
    <style:style style:name="T49" style:parent-style-name="DefaultParagraphFont" style:family="text">
      <style:text-properties fo:language="el" fo:country="GR"/>
    </style:style>
    <style:style style:name="T50" style:parent-style-name="DefaultParagraphFont" style:family="text">
      <style:text-properties fo:language="el" fo:country="GR"/>
    </style:style>
    <style:style style:name="T51" style:parent-style-name="DefaultParagraphFont" style:family="text">
      <style:text-properties fo:language="el" fo:country="GR"/>
    </style:style>
    <style:style style:name="T52" style:parent-style-name="DefaultParagraphFont" style:family="text">
      <style:text-properties fo:language="el" fo:country="GR"/>
    </style:style>
    <style:style style:name="T53" style:parent-style-name="DefaultParagraphFont" style:family="text">
      <style:text-properties fo:language="el" fo:country="GR"/>
    </style:style>
    <style:style style:name="T54" style:parent-style-name="DefaultParagraphFont" style:family="text">
      <style:text-properties fo:language="el" fo:country="GR"/>
    </style:style>
    <style:style style:name="T55" style:parent-style-name="DefaultParagraphFont" style:family="text">
      <style:text-properties fo:language="el" fo:country="GR"/>
    </style:style>
    <style:style style:name="T56" style:parent-style-name="DefaultParagraphFont" style:family="text">
      <style:text-properties fo:language="el" fo:country="GR"/>
    </style:style>
    <style:style style:name="P57" style:parent-style-name="Standard" style:family="paragraph">
      <style:text-properties fo:language="el" fo:country="GR"/>
    </style:style>
    <style:style style:name="T58" style:parent-style-name="DefaultParagraphFont" style:family="text">
      <style:text-properties fo:language="el" fo:country="GR"/>
    </style:style>
    <style:style style:name="T59" style:parent-style-name="DefaultParagraphFont" style:family="text">
      <style:text-properties fo:language="el" fo:country="GR"/>
    </style:style>
    <style:style style:name="T60" style:parent-style-name="DefaultParagraphFont" style:family="text">
      <style:text-properties fo:language="el" fo:country="GR"/>
    </style:style>
    <style:style style:name="T61" style:parent-style-name="DefaultParagraphFont" style:family="text">
      <style:text-properties fo:language="el" fo:country="GR"/>
    </style:style>
    <style:style style:name="T62" style:parent-style-name="DefaultParagraphFont" style:family="text">
      <style:text-properties fo:language="el" fo:country="GR"/>
    </style:style>
    <style:style style:name="T63" style:parent-style-name="DefaultParagraphFont" style:family="text">
      <style:text-properties fo:language="el" fo:country="GR"/>
    </style:style>
    <style:style style:name="P64" style:parent-style-name="Standard" style:family="paragraph">
      <style:text-properties fo:language="el" fo:country="GR"/>
    </style:style>
    <style:style style:name="T65" style:parent-style-name="DefaultParagraphFont" style:family="text">
      <style:text-properties fo:language="el" fo:country="GR"/>
    </style:style>
    <style:style style:name="T66" style:parent-style-name="DefaultParagraphFont" style:family="text">
      <style:text-properties fo:language="el" fo:country="GR"/>
    </style:style>
    <style:style style:name="T67" style:parent-style-name="DefaultParagraphFont" style:family="text">
      <style:text-properties fo:language="el" fo:country="GR"/>
    </style:style>
    <style:style style:name="T68" style:parent-style-name="DefaultParagraphFont" style:family="text">
      <style:text-properties fo:language="el" fo:country="GR"/>
    </style:style>
    <style:style style:name="T69" style:parent-style-name="DefaultParagraphFont" style:family="text">
      <style:text-properties fo:language="el" fo:country="GR"/>
    </style:style>
    <style:style style:name="T70" style:parent-style-name="DefaultParagraphFont" style:family="text">
      <style:text-properties fo:language="el" fo:country="GR"/>
    </style:style>
    <style:style style:name="T71" style:parent-style-name="DefaultParagraphFont" style:family="text">
      <style:text-properties fo:language="el" fo:country="GR"/>
    </style:style>
    <style:style style:name="T72" style:parent-style-name="DefaultParagraphFont" style:family="text">
      <style:text-properties fo:language="el" fo:country="GR"/>
    </style:style>
    <style:style style:name="T73" style:parent-style-name="DefaultParagraphFont" style:family="text">
      <style:text-properties fo:language="el" fo:country="GR"/>
    </style:style>
    <style:style style:name="T74" style:parent-style-name="DefaultParagraphFont" style:family="text">
      <style:text-properties fo:language="el" fo:country="GR"/>
    </style:style>
    <style:style style:name="P75" style:parent-style-name="Standard" style:family="paragraph">
      <style:text-properties fo:language="el" fo:country="GR"/>
    </style:style>
    <style:style style:name="P76" style:parent-style-name="Standard" style:family="paragraph">
      <style:text-properties fo:language="el" fo:country="GR"/>
    </style:style>
    <style:style style:name="P77" style:parent-style-name="Standard" style:family="paragraph">
      <style:text-properties fo:language="el" fo:country="GR"/>
    </style:style>
    <style:style style:name="P78" style:parent-style-name="Standard" style:family="paragraph">
      <style:text-properties fo:language="el" fo:country="GR"/>
    </style:style>
    <style:style style:name="P79" style:parent-style-name="Standard" style:family="paragraph">
      <style:text-properties fo:language="el" fo:country="GR"/>
    </style:style>
    <style:style style:name="P80" style:parent-style-name="Standard" style:family="paragraph">
      <style:text-properties fo:language="el" fo:country="GR"/>
    </style:style>
    <style:style style:name="T81" style:parent-style-name="DefaultParagraphFont" style:family="text">
      <style:text-properties fo:language="el" fo:country="GR"/>
    </style:style>
    <style:style style:name="T82" style:parent-style-name="DefaultParagraphFont" style:family="text">
      <style:text-properties fo:language="el" fo:country="GR"/>
    </style:style>
    <style:style style:name="T83" style:parent-style-name="DefaultParagraphFont" style:family="text">
      <style:text-properties fo:language="el" fo:country="GR"/>
    </style:style>
  </office:automatic-styles>
  <office:body>
    <office:text text:use-soft-page-breaks="true">
      <text:p text:style-name="P1">Λεωνίδας Δημάκης ΑΜ:1115200600243</text:p>
      <text:p text:style-name="P2"/>
      <text:p text:style-name="Standard"><text:span text:style-name="T3">Η εργασία έγινε σε<text:s/></text:span>unbuntu<text:span text:style-name="T4"><text:s/>13.10 δουλεύει στα<text:s/></text:span>linux<text:span text:style-name="T5"><text:s/>της σχολής χωρίς κανένα πρόβλημα..</text:span></text:p>
      <text:p text:style-name="P6"/>
      <text:p text:style-name="P7">Εκτελεί όλα τα κομμάτια της εργασίας με τους σωστούς αποκλεισμούς<text:s/>στις μνήμες..</text:p>
      <text:p text:style-name="P8"/>
      <text:p text:style-name="P9"/>
      <text:p text:style-name="Standard"><text:span text:style-name="T10">Η άσκηση περιέχει <text:s/>2<text:s/></text:span>sourcefile<text:span text:style-name="T11">.</text:span>c<text:span text:style-name="T12"><text:s/>και ένα<text:s/></text:span>makefile<text:span text:style-name="T13"><text:s/>και ένα<text:s/></text:span>txt</text:p>
      <text:p text:style-name="P14">Για να την εκτελέσουμε :</text:p>
      <text:p text:style-name="P15"/>
      <text:p text:style-name="P16"/>
      <text:p text:style-name="Standard">make</text:p>
      <text:p text:style-name="P17"/>
      <text:p text:style-name="Standard"><text:span text:style-name="T18">./</text:span>server<text:span text:style-name="T19">1 &lt;</text:span>wonderwall<text:span text:style-name="T20">.</text:span>txt<text:span text:style-name="T21">&gt;</text:span></text:p>
      <text:p text:style-name="P22"/>
      <text:p text:style-name="Standard">Ανοίγουμε ενα<text:s/><text:span text:style-name="T23">ά</text:span>λλο terminal</text:p>
      <text:p text:style-name="Standard"/>
      <text:p text:style-name="Standard">./client1 &lt;enan arithmo apo clients pou theloume&gt;</text:p>
      <text:p text:style-name="Standard"/>
      <text:p text:style-name="Standard"><text:span text:style-name="T24">και δίνουμε στο<text:s/></text:span>terminal<text:span text:style-name="T25"><text:s/>του<text:s/></text:span>client<text:span text:style-name="T26">1 <text:s/>την γραμμή που θέλουμε</text:span><text:s/><text:span text:style-name="T27">απο 0-30 κατα προτιμηση γιατι δεν εχω βαλει παραπανω</text:span><text:span text:style-name="T28"><text:s/>σειρες</text:span><text:span text:style-name="T29"><text:s/>στο<text:s/></text:span>txt<text:s/><text:span text:style-name="T30">.</text:span></text:p>
      <text:p text:style-name="P31"/>
      <text:p text:style-name="Standard"><text:span text:style-name="T32">τόσο ο<text:s/></text:span>server<text:span text:style-name="T33">1 όσο και ο<text:s/></text:span>client<text:span text:style-name="T34">1 τερματίζουν μόλις τελειώσουν οι<text:s/></text:span>Ci<text:span text:style-name="T35"><text:s/>διεργασίες.</text:span></text:p>
      <text:p text:style-name="P36"/>
      <text:p text:style-name="P37">-----------------------------------------------------------------</text:p>
      <text:p text:style-name="Standard"><text:span text:style-name="T38">Χρησιμοποίησα <text:s/>4<text:s/></text:span>semaphores<text:span text:style-name="T39"><text:s/>3 στην μνήμη 1 και 1 στην μνήμη 2ο</text:span></text:p>
      <text:p text:style-name="Standard"><text:span text:style-name="T40">--------------</text:span>shared<text:span text:style-name="T41"><text:s/></text:span>memory<text:span text:style-name="T42"><text:s/>1--------------------</text:span></text:p>
      <text:p text:style-name="Standard">semop<text:span text:style-name="T43">(</text:span>sem<text:span text:style-name="T44">_</text:span>id<text:span text:style-name="T45">,0)</text:span><text:span text:style-name="T46"><text:tab/>αρχικοποιημένος 0 κάνει<text:s/></text:span>block<text:span text:style-name="T47"><text:s/>την διεργασία<text:s/></text:span>D</text:p>
      <text:p text:style-name="P48"/>
      <text:p text:style-name="Standard">semop<text:span text:style-name="T49">(</text:span>sem<text:span text:style-name="T50">_</text:span>id<text:span text:style-name="T51">,1)</text:span><text:span text:style-name="T52"><text:tab/>αρχικοποιημένος με 1 <text:s/>κάνει<text:s/></text:span>down<text:span text:style-name="T53"><text:s/>στην αρχή της διεργασίας<text:s/></text:span>C<text:span text:style-name="T54"><text:s/>οπότε κάνει<text:s/></text:span>block<text:span text:style-name="T55"><text:s/>τουσ<text:s/></text:span><text:span text:style-name="T56">αλλουσ<text:s/></text:span>Ci</text:p>
      <text:p text:style-name="P57"><text:tab/><text:tab/><text:tab/></text:p>
      <text:p text:style-name="Standard">semop<text:span text:style-name="T58">(</text:span>sem<text:span text:style-name="T59">_</text:span>id<text:span text:style-name="T60">,2)</text:span><text:span text:style-name="T61"><text:tab/>αρχικοποιημένος με 0 <text:s/>κάνει<text:s/></text:span>block<text:span text:style-name="T62"><text:s/>τον<text:s/></text:span>C<text:span text:style-name="T63"><text:s/>οταν πάει να δουλέψει η<text:s/></text:span>D</text:p>
      <text:p text:style-name="P64"/>
      <text:p text:style-name="Standard"><text:span text:style-name="T65">----------------</text:span>SDM<text:span text:style-name="T66">2---------------------</text:span></text:p>
      <text:p text:style-name="Standard">semop<text:span text:style-name="T67">(</text:span>sem<text:span text:style-name="T68">_</text:span>id<text:span text:style-name="T69">2,0) αρχικοποιημένος με 0 κάνει <text:s/></text:span>block<text:span text:style-name="T70"><text:s/></text:span>ton<text:span text:style-name="T71"><text:s/></text:span>S<text:span text:style-name="T72"><text:s/>η τον<text:s/></text:span>D<text:span text:style-name="T73"><text:s/>ανάλογα ποιος θέλει να δουλέψει στην<text:s/></text:span>sdm<text:span text:style-name="T74">2</text:span></text:p>
      <text:p text:style-name="P75"/>
      <text:p text:style-name="P76"/>
      <text:p text:style-name="P77"/>
      <text:p text:style-name="P78">αναλυτικά οι διεργασίες</text:p>
      <text:p text:style-name="P79"/>
      <text:p text:style-name="Standard">client</text:p>
      <text:p text:style-name="P80"/>
      <text:p text:style-name="Standard">down<text:span text:style-name="T81">(</text:span>sem<text:span text:style-name="T82">_</text:span>id<text:span text:style-name="T83">,1)</text:span></text:p>
      <text:p text:style-name="Standard">scanf(,&amp;sdm1)</text:p>
      <text:p text:style-name="Standard">up(sem_id,0)</text:p>
      <text:p text:style-name="Standard">down(sem_id,2)</text:p>
      <text:p text:style-name="Standard">printf(,shm1)</text:p>
      <text:p text:style-name="Standard">up(sem_id,1)</text:p>
      <text:p text:style-name="Standard"/>
      <text:p text:style-name="Standard">server D</text:p>
      <text:p text:style-name="Standard">down(sem_id,0)</text:p>
      <text:p text:style-name="Standard">get_&gt;line----smd1</text:p>
      <text:p text:style-name="Standard">put-&gt;line--sdm2</text:p>
      <text:p text:style-name="Standard">up(sem_id2,0)</text:p>
      <text:p text:style-name="Standard">down(sem_id2,0)</text:p>
      <text:p text:style-name="Standard">stpy(sdm1,sdm2)</text:p>
      <text:p text:style-name="Standard">up(sem_id,2)</text:p>
      <text:p text:style-name="Standard"/>
      <text:p text:style-name="Standard">server S</text:p>
      <text:p text:style-name="Standard"/>
      <text:p text:style-name="Standard">down(sem_id2,0)</text:p>
      <text:p text:style-name="Standard">get-line --sdm2</text:p>
      <text:p text:style-name="Standard">put char{} <text:s/>--sdm2</text:p>
      <text:p text:style-name="Standard"/>
      <text:p text:style-name="Standard">up(sem_id2,0)</text:p>
      <text:p text:style-name="Standard"/>
      <text:p text:style-name="Standard">en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leonidas</meta:initial-creator>
    <dc:creator>Kakarott)T4</dc:creator>
    <meta:creation-date>2014-02-25T07:29:00Z</meta:creation-date>
    <dc:date>2014-02-26T05:57:00Z</dc:date>
    <meta:template xlink:href="Normal" xlink:type="simple"/>
    <meta:editing-cycles>5</meta:editing-cycles>
    <meta:editing-duration>PT240S</meta:editing-duration>
    <meta:document-statistic meta:page-count="1" meta:paragraph-count="3" meta:word-count="240" meta:character-count="1535" meta:row-count="10" meta:non-whitespace-character-count="1298"/>
  </office:meta>
</office:document-meta>
</file>